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6.706cm" table:align="margins" style:shadow="none"/>
    </style:style>
    <style:style style:name="Tabelle1.A" style:family="table-column">
      <style:table-column-properties style:column-width="6.706cm" style:rel-column-width="65535*"/>
    </style:style>
    <style:style style:name="Tabelle1.A1" style:family="table-cell">
      <style:table-cell-properties fo:padding="0.097cm" fo:border="none"/>
    </style:style>
    <style:style style:name="Tabelle1.5" style:family="table-row">
      <style:table-row-properties style:min-row-height="0.196cm"/>
    </style:style>
    <style:style style:name="Tabelle2" style:family="table">
      <style:table-properties style:width="9.992cm" table:align="margins" style:shadow="none"/>
    </style:style>
    <style:style style:name="Tabelle2.A" style:family="table-column">
      <style:table-column-properties style:column-width="9.992cm" style:rel-column-width="65535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3.764cm" table:align="margins" style:shadow="none"/>
    </style:style>
    <style:style style:name="Tabelle3.A" style:family="table-column">
      <style:table-column-properties style:column-width="3.764cm" style:rel-column-width="65535*"/>
    </style:style>
    <style:style style:name="Tabelle3.A1" style:family="table-cell">
      <style:table-cell-properties fo:padding="0.097cm" fo:border="none"/>
    </style:style>
    <style:style style:name="Tabelle3.5" style:family="table-row">
      <style:table-row-properties style:min-row-height="0.196cm"/>
    </style:style>
    <style:style style:name="Tabelle4" style:family="table">
      <style:table-properties style:width="5.736cm" table:align="margins" style:shadow="none"/>
    </style:style>
    <style:style style:name="Tabelle4.A" style:family="table-column">
      <style:table-column-properties style:column-width="5.736cm" style:rel-column-width="65535*"/>
    </style:style>
    <style:style style:name="Tabelle4.A1" style:family="table-cell">
      <style:table-cell-properties fo:padding="0.097cm" fo:border="none"/>
    </style:style>
    <style:style style:name="Tabelle6" style:family="table">
      <style:table-properties style:width="3.334cm" table:align="margins" style:shadow="none"/>
    </style:style>
    <style:style style:name="Tabelle6.A" style:family="table-column">
      <style:table-column-properties style:column-width="3.334cm" style:rel-column-width="65535*"/>
    </style:style>
    <style:style style:name="Tabelle6.A1" style:family="table-cell">
      <style:table-cell-properties fo:padding="0.097cm" fo:border="none"/>
    </style:style>
    <style:style style:name="Tabelle6.5" style:family="table-row">
      <style:table-row-properties style:min-row-height="0.196cm"/>
    </style:style>
    <style:style style:name="Tabelle5" style:family="table">
      <style:table-properties style:width="1.438cm" table:align="margins" style:shadow="none"/>
    </style:style>
    <style:style style:name="Tabelle5.A" style:family="table-column">
      <style:table-column-properties style:column-width="1.438cm" style:rel-column-width="65535*"/>
    </style:style>
    <style:style style:name="Tabelle5.A1" style:family="table-cell">
      <style:table-cell-properties fo:padding="0.097cm" fo:border="none"/>
    </style:style>
    <style:style style:name="Tabelle7" style:family="table">
      <style:table-properties style:width="4.085cm" table:align="margins" style:shadow="none"/>
    </style:style>
    <style:style style:name="Tabelle7.A" style:family="table-column">
      <style:table-column-properties style:column-width="4.085cm" style:rel-column-width="65535*"/>
    </style:style>
    <style:style style:name="Tabelle7.A1" style:family="table-cell">
      <style:table-cell-properties fo:padding="0.097cm" fo:border="none"/>
    </style:style>
    <style:style style:name="Tabelle7.5" style:family="table-row">
      <style:table-row-properties style:min-row-height="0.196cm"/>
    </style:style>
    <style:style style:name="Tabelle8" style:family="table">
      <style:table-properties style:width="4.283cm" table:align="margins" style:shadow="none"/>
    </style:style>
    <style:style style:name="Tabelle8.A" style:family="table-column">
      <style:table-column-properties style:column-width="4.283cm" style:rel-column-width="65535*"/>
    </style:style>
    <style:style style:name="Tabelle8.A1" style:family="table-cell">
      <style:table-cell-properties fo:padding="0.097cm" fo:border="none"/>
    </style:style>
    <style:style style:name="Tabelle8.5" style:family="table-row">
      <style:table-row-properties style:min-row-height="0.196cm"/>
    </style:style>
    <style:style style:name="Tabelle9" style:family="table">
      <style:table-properties style:width="2.79cm" table:align="margins" style:shadow="none"/>
    </style:style>
    <style:style style:name="Tabelle9.A" style:family="table-column">
      <style:table-column-properties style:column-width="2.79cm" style:rel-column-width="65535*"/>
    </style:style>
    <style:style style:name="Tabelle9.A1" style:family="table-cell">
      <style:table-cell-properties fo:padding="0.097cm" fo:border="none"/>
    </style:style>
    <style:style style:name="Tabelle9.5" style:family="table-row">
      <style:table-row-properties style:min-row-height="0.196cm"/>
    </style:style>
    <style:style style:name="Tabelle10" style:family="table">
      <style:table-properties style:width="2.988cm" table:align="margins" style:shadow="none"/>
    </style:style>
    <style:style style:name="Tabelle10.A" style:family="table-column">
      <style:table-column-properties style:column-width="2.988cm" style:rel-column-width="65535*"/>
    </style:style>
    <style:style style:name="Tabelle10.A1" style:family="table-cell">
      <style:table-cell-properties fo:padding="0.097cm" fo:border="none"/>
    </style:style>
    <style:style style:name="Tabelle10.5" style:family="table-row">
      <style:table-row-properties style:min-row-height="0.196cm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officeooo:rsid="000cb38e" officeooo:paragraph-rsid="00101a98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officeooo:rsid="000dd567" officeooo:paragraph-rsid="001327b9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pt" officeooo:rsid="000f7220" officeooo:paragraph-rsid="000f7220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officeooo:rsid="000f7220" officeooo:paragraph-rsid="00101a98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officeooo:rsid="000f7220" officeooo:paragraph-rsid="00160871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officeooo:paragraph-rsid="00101a98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officeooo:rsid="00101a98" officeooo:paragraph-rsid="00101a98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officeooo:rsid="001201a7" officeooo:paragraph-rsid="001201a7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officeooo:rsid="001327b9" officeooo:paragraph-rsid="001327b9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officeooo:rsid="0015e4e3" officeooo:paragraph-rsid="0015e4e3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officeooo:rsid="00160871" officeooo:paragraph-rsid="00160871" style:font-size-asian="10pt" style:font-size-complex="10pt"/>
    </style:style>
    <style:style style:name="P12" style:family="paragraph">
      <style:paragraph-properties fo:text-align="center"/>
    </style:style>
    <style:style style:name="T1" style:family="text">
      <style:text-properties officeooo:rsid="000cb38e"/>
    </style:style>
    <style:style style:name="T2" style:family="text">
      <style:text-properties officeooo:rsid="00101a98"/>
    </style:style>
    <style:style style:name="T3" style:family="text">
      <style:text-properties officeooo:rsid="001201a7"/>
    </style:style>
    <style:style style:name="T4" style:family="text">
      <style:text-properties officeooo:rsid="001327b9"/>
    </style:style>
    <style:style style:name="T5" style:family="text">
      <style:text-properties officeooo:rsid="00160871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gr1" style:family="graphic">
      <style:graphic-properties svg:stroke-width="0.019cm" svg:stroke-color="#000000" draw:marker-start-width="0.407cm" draw:marker-end-width="0.407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3" text:anchor-type="paragraph" svg:x="1.954cm" svg:y="7.225cm" svg:width="3.334cm" draw:z-index="5"><draw:text-box fo:min-height="3.415cm"><table:table table:name="Tabelle6" table:style-name="Tabelle6"><table:table-column table:style-name="Tabelle6.A"/><table:table-row><table:table-cell table:style-name="Tabelle6.A1" office:value-type="string"><text:p text:style-name="P7">Translate(0, extent, 0)</text:p></table:table-cell></table:table-row><table:table-row><table:table-cell table:style-name="Tabelle6.A1" office:value-type="string"><text:p text:style-name="P6"><text:span text:style-name="T2">|</text:span></text:p></table:table-cell></table:table-row><table:table-row><table:table-cell table:style-name="Tabelle6.A1" office:value-type="string"><text:p text:style-name="P7">Scale(1, 2*extent, 1)</text:p></table:table-cell></table:table-row><table:table-row><table:table-cell table:style-name="Tabelle6.A1" office:value-type="string"><text:p text:style-name="P4"><text:span text:style-name="T2">|</text:span></text:p></table:table-cell></table:table-row><table:table-row table:style-name="Tabelle6.5"><table:table-cell table:style-name="Tabelle6.A1" office:value-type="string"><text:p text:style-name="P7">Cone</text:p></table:table-cell></table:table-row></table:table><text:p text:style-name="P3"/></draw:text-box></draw:frame><draw:frame draw:style-name="fr1" draw:name="Rahmen10" text:anchor-type="paragraph" svg:x="-2cm" svg:y="7.216cm" svg:width="3.764cm" draw:z-index="3"><draw:text-box fo:min-height="5.821cm"><table:table table:name="Tabelle3" table:style-name="Tabelle3"><table:table-column table:style-name="Tabelle3.A"/><table:table-row><table:table-cell table:style-name="Tabelle3.A1" office:value-type="string"><text:p text:style-name="P6">Scale(0.<text:span text:style-name="T1">1</text:span>, <text:span text:style-name="T1">1</text:span>, 0.<text:span text:style-name="T1">1</text:span>)</text:p></table:table-cell></table:table-row><table:table-row><table:table-cell table:style-name="Tabelle3.A1" office:value-type="string"><text:p text:style-name="P6"><text:span text:style-name="T2">|</text:span></text:p></table:table-cell></table:table-row><table:table-row><table:table-cell table:style-name="Tabelle3.A1" office:value-type="string"><text:p text:style-name="P1">Translate(0, 3*extent, 0)</text:p></table:table-cell></table:table-row><table:table-row><table:table-cell table:style-name="Tabelle3.A1" office:value-type="string"><text:p text:style-name="P4"><text:span text:style-name="T2">|</text:span></text:p></table:table-cell></table:table-row><table:table-row table:style-name="Tabelle3.5"><table:table-cell table:style-name="Tabelle3.A1" office:value-type="string"><text:p text:style-name="P1">Cone</text:p></table:table-cell></table:table-row><table:table-row table:style-name="Tabelle3.5"><table:table-cell table:style-name="Tabelle3.A1" office:value-type="string"><text:p text:style-name="P7">|</text:p></table:table-cell></table:table-row><table:table-row table:style-name="Tabelle3.5"><table:table-cell table:style-name="Tabelle3.A1" office:value-type="string"><text:p text:style-name="P7">Translate(0, extent, 0)</text:p></table:table-cell></table:table-row><table:table-row table:style-name="Tabelle3.5"><table:table-cell table:style-name="Tabelle3.A1" office:value-type="string"><text:p text:style-name="P7">|</text:p></table:table-cell></table:table-row><table:table-row table:style-name="Tabelle3.5"><table:table-cell table:style-name="Tabelle3.A1" office:value-type="string"><text:p text:style-name="P7">Circle</text:p></table:table-cell></table:table-row></table:table><text:p text:style-name="P3"/></draw:text-box></draw:frame><draw:frame draw:style-name="fr1" draw:name="Rahmen8" text:anchor-type="paragraph" svg:x="8.107cm" svg:y="-1.349cm" svg:width="9.992cm" draw:z-index="2"><draw:text-box fo:min-height="2.455cm"><table:table table:name="Tabelle2" table:style-name="Tabelle2"><table:table-column table:style-name="Tabelle2.A"/><table:table-row><table:table-cell table:style-name="Tabelle2.A1" office:value-type="string"><text:p text:style-name="P6">My_landing_on_mars</text:p></table:table-cell></table:table-row><table:table-row><table:table-cell table:style-name="Tabelle2.A1" office:value-type="string"><text:p text:style-name="P6"><text:span text:style-name="T2">|</text:span></text:p></table:table-cell></table:table-row><table:table-row><table:table-cell table:style-name="Tabelle2.A1" office:value-type="string"><text:p text:style-name="P6">view (gluLookAt(_cameraX, _cameraY, _cameraZ, 0, 0, 0, 0, 1, 0),</text:p><text:p text:style-name="P4"><text:s text:c="10"/>gluPerspective(45, width / height, 10, 20))</text:p></table:table-cell></table:table-row></table:table><text:p text:style-name="P3"><draw:line text:anchor-type="paragraph" draw:z-index="18" draw:style-name="gr1" draw:text-style-name="P12" svg:x1="-3.774cm" svg:y1="1.346cm" svg:x2="-3.778cm" svg:y2="0.778cm"><text:p/></draw:line></text:p></draw:text-box></draw:frame></text:p>
      <text:p text:style-name="Standard"/>
      <text:p text:style-name="Standard"><draw:line text:anchor-type="paragraph" draw:z-index="16" draw:style-name="gr1" draw:text-style-name="P12" svg:x1="13.016cm" svg:y1="0.667cm" svg:x2="13.012cm" svg:y2="0.099cm"><text:p/></draw:line></text:p>
      <text:p text:style-name="Standard"><draw:line text:anchor-type="paragraph" draw:z-index="17" draw:style-name="gr1" draw:text-style-name="P12" svg:x1="4.329cm" svg:y1="0.18cm" svg:x2="19.476cm" svg:y2="0.176cm"><text:p/></draw:line><draw:line text:anchor-type="paragraph" draw:z-index="19" draw:style-name="gr1" draw:text-style-name="P12" svg:x1="19.479cm" svg:y1="0.748cm" svg:x2="19.475cm" svg:y2="0.18cm"><text:p/></draw:line></text:p>
      <text:p text:style-name="Standard"/>
      <text:p text:style-name="Standard"><draw:frame draw:style-name="fr1" draw:name="Rahmen9" text:anchor-type="paragraph" svg:x="1.041cm" svg:y="0.326cm" svg:width="6.706cm" draw:z-index="1"><draw:text-box fo:min-height="3.228cm"><table:table table:name="Tabelle1" table:style-name="Tabelle1"><table:table-column table:style-name="Tabelle1.A"/><table:table-row><table:table-cell table:style-name="Tabelle1.A1" office:value-type="string"><text:p text:style-name="P6">Translate(_rocketHeightx, _rocketHeighty, 0)</text:p></table:table-cell></table:table-row><table:table-row><table:table-cell table:style-name="Tabelle1.A1" office:value-type="string"><text:p text:style-name="P6"><text:span text:style-name="T2">|</text:span></text:p></table:table-cell></table:table-row><table:table-row><table:table-cell table:style-name="Tabelle1.A1" office:value-type="string"><text:p text:style-name="P4">Rotate(_rotAngleLanding, 0, 0, 1)</text:p></table:table-cell></table:table-row><table:table-row><table:table-cell table:style-name="Tabelle1.A1" office:value-type="string"><text:p text:style-name="P4"><text:span text:style-name="T2">|</text:span></text:p></table:table-cell></table:table-row><table:table-row table:style-name="Tabelle1.5"><table:table-cell table:style-name="Tabelle1.A1" office:value-type="string"><text:p text:style-name="P4">Scale(0.25, 0.25, 0.25)</text:p></table:table-cell></table:table-row></table:table><text:p text:style-name="P3"/></draw:text-box></draw:frame></text:p>
      <text:p text:style-name="Standard"><draw:frame draw:style-name="fr1" draw:name="Rahmen2" text:anchor-type="paragraph" svg:x="16.685cm" svg:y="0.051cm" svg:width="5.736cm" draw:z-index="4"><draw:text-box fo:min-height="2.212cm"><table:table table:name="Tabelle4" table:style-name="Tabelle4"><table:table-column table:style-name="Tabelle4.A"/><table:table-row><table:table-cell table:style-name="Tabelle4.A1" office:value-type="string"><text:p text:style-name="P6">Translate(0, -10.25*extent, 0)</text:p></table:table-cell></table:table-row><table:table-row><table:table-cell table:style-name="Tabelle4.A1" office:value-type="string"><text:p text:style-name="P6"><text:span text:style-name="T2">|</text:span></text:p></table:table-cell></table:table-row><table:table-row><table:table-cell table:style-name="Tabelle4.A1" office:value-type="string"><text:p text:style-name="P1">gluSphere(sphere, 10.0*extent, 60, 20)</text:p></table:table-cell></table:table-row></table:table><text:p text:style-name="P3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1" draw:style-name="gr1" draw:text-style-name="P12" svg:x1="4.37cm" svg:y1="0.647cm" svg:x2="4.366cm" svg:y2="0.079cm"><text:p/></draw:line></text:p>
      <text:p text:style-name="Standard"><draw:line text:anchor-type="paragraph" draw:z-index="20" draw:style-name="gr1" draw:text-style-name="P12" svg:x1="-0.164cm" svg:y1="0.166cm" svg:x2="25.631cm" svg:y2="0.161cm"><text:p/></draw:line><draw:line text:anchor-type="paragraph" draw:z-index="22" draw:style-name="gr1" draw:text-style-name="P12" svg:x1="-0.16cm" svg:y1="0.734cm" svg:x2="-0.164cm" svg:y2="0.166cm"><text:p/></draw:line><draw:line text:anchor-type="paragraph" draw:z-index="23" draw:style-name="gr1" draw:text-style-name="P12" svg:x1="3.715cm" svg:y1="0.734cm" svg:x2="3.711cm" svg:y2="0.166cm"><text:p/></draw:line><draw:line text:anchor-type="paragraph" draw:z-index="24" draw:style-name="gr1" draw:text-style-name="P12" svg:x1="6.153cm" svg:y1="0.729cm" svg:x2="6.149cm" svg:y2="0.161cm"><text:p/></draw:line><draw:line text:anchor-type="paragraph" draw:z-index="25" draw:style-name="gr1" draw:text-style-name="P12" svg:x1="9.081cm" svg:y1="0.734cm" svg:x2="9.077cm" svg:y2="0.166cm"><text:p/></draw:line><draw:line text:anchor-type="paragraph" draw:z-index="26" draw:style-name="gr1" draw:text-style-name="P12" svg:x1="13.238cm" svg:y1="0.729cm" svg:x2="13.234cm" svg:y2="0.161cm"><text:p/></draw:line><draw:line text:anchor-type="paragraph" draw:z-index="27" draw:style-name="gr1" draw:text-style-name="P12" svg:x1="17.255cm" svg:y1="0.734cm" svg:x2="17.251cm" svg:y2="0.166cm"><text:p/></draw:line><draw:line text:anchor-type="paragraph" draw:z-index="28" draw:style-name="gr1" draw:text-style-name="P12" svg:x1="21.375cm" svg:y1="0.729cm" svg:x2="21.371cm" svg:y2="0.161cm"><text:p/></draw:line><draw:line text:anchor-type="paragraph" draw:z-index="29" draw:style-name="gr1" draw:text-style-name="P12" svg:x1="25.635cm" svg:y1="0.734cm" svg:x2="25.631cm" svg:y2="0.166cm"><text:p/></draw:line></text:p>
      <text:p text:style-name="Standard"><draw:frame draw:style-name="fr1" draw:name="Rahmen1" text:anchor-type="paragraph" svg:x="5.468cm" svg:y="0.413cm" svg:width="1.438cm" draw:z-index="6"><draw:text-box fo:min-height="2.212cm"><table:table table:name="Tabelle5" table:style-name="Tabelle5"><table:table-column table:style-name="Tabelle5.A"/><table:table-row><table:table-cell table:style-name="Tabelle5.A1" office:value-type="string"><text:p text:style-name="P7">Cone</text:p></table:table-cell></table:table-row><table:table-row><table:table-cell table:style-name="Tabelle5.A1" office:value-type="string"><text:p text:style-name="P6"><text:span text:style-name="T2">|</text:span></text:p></table:table-cell></table:table-row><table:table-row><table:table-cell table:style-name="Tabelle5.A1" office:value-type="string"><text:p text:style-name="P7">Circle</text:p></table:table-cell></table:table-row></table:table><text:p text:style-name="P3"/></draw:text-box></draw:frame><draw:frame draw:style-name="fr1" draw:name="Rahmen4" text:anchor-type="paragraph" svg:x="7.068cm" svg:y="0.413cm" svg:width="4.085cm" draw:z-index="7"><draw:text-box fo:min-height="2.632cm"><table:table table:name="Tabelle7" table:style-name="Tabelle7"><table:table-column table:style-name="Tabelle7.A"/><table:table-row><table:table-cell table:style-name="Tabelle7.A1" office:value-type="string"><text:p text:style-name="P8">Scale(1.5, 1, 1.5)</text:p></table:table-cell></table:table-row><table:table-row><table:table-cell table:style-name="Tabelle7.A1" office:value-type="string"><text:p text:style-name="P6"><text:span text:style-name="T2">|</text:span></text:p></table:table-cell></table:table-row><table:table-row><table:table-cell table:style-name="Tabelle7.A1" office:value-type="string"><text:p text:style-name="P8"><draw:line text:anchor-type="paragraph" draw:z-index="30" draw:style-name="gr1" draw:text-style-name="P12" svg:x1="6.029cm" svg:y1="0.147cm" svg:x2="10.142cm" svg:y2="0.138cm"><text:p/></draw:line>Translate(0, 2*extent, 0)</text:p></table:table-cell></table:table-row><table:table-row><table:table-cell table:style-name="Tabelle7.A1" office:value-type="string"><text:p text:style-name="P4"><text:span text:style-name="T2">|</text:span></text:p></table:table-cell></table:table-row><table:table-row table:style-name="Tabelle7.5"><table:table-cell table:style-name="Tabelle7.A1" office:value-type="string"><text:p text:style-name="P8">Rotate(ringAngle, 0, 1, 0)</text:p></table:table-cell></table:table-row></table:table><text:p text:style-name="P3"/></draw:text-box></draw:frame><draw:frame draw:style-name="fr1" draw:name="Rahmen11" text:anchor-type="paragraph" svg:x="11.28cm" svg:y="0.429cm" svg:width="3.842cm" draw:z-index="9"><draw:text-box fo:min-height="0.815cm"><text:p text:style-name="P2">Translate</text:p><text:p text:style-name="P2">(0.8*extent, 0, 0.<text:span text:style-name="T3">8</text:span>*extent)</text:p></draw:text-box></draw:frame><draw:frame draw:style-name="fr1" draw:name="Rahmen5" text:anchor-type="paragraph" svg:x="15.275cm" svg:y="0.423cm" svg:width="3.886cm" draw:z-index="8"><draw:text-box fo:min-height="0.815cm"><text:p text:style-name="P2">Translate</text:p><text:p text:style-name="P2">(0.8*extent, 0, -0.<text:span text:style-name="T3">8</text:span>*extent)</text:p></draw:text-box></draw:frame><draw:frame draw:style-name="fr1" draw:name="Rahmen6" text:anchor-type="paragraph" svg:x="19.311cm" svg:y="0.43cm" svg:width="4.136cm" draw:z-index="10"><draw:text-box fo:min-height="0.815cm"><text:p text:style-name="P2">Translate</text:p><text:p text:style-name="P2">(-0.8*extent, 0, 0.6*extent)</text:p></draw:text-box></draw:frame><draw:frame draw:style-name="fr1" draw:name="Rahmen7" text:anchor-type="paragraph" svg:x="23.578cm" svg:y="0.418cm" svg:width="4.122cm" draw:z-index="0"><draw:text-box fo:min-height="0.815cm"><text:p text:style-name="P2">Translate</text:p><text:p text:style-name="P2">(-0.8*extent, 0, -0.6*extent)</text:p></draw:text-box></draw:frame></text:p>
      <text:p text:style-name="Standard"/>
      <text:p text:style-name="Standard"><draw:line text:anchor-type="paragraph" draw:z-index="31" draw:style-name="gr1" draw:text-style-name="P12" svg:x1="13.196cm" svg:y1="0.885cm" svg:x2="13.194cm" svg:y2="0.483cm"><text:p/></draw:line><draw:line text:anchor-type="paragraph" draw:z-index="32" draw:style-name="gr1" draw:text-style-name="P12" svg:x1="17.308cm" svg:y1="0.876cm" svg:x2="17.306cm" svg:y2="0.474cm"><text:p/></draw:line></text:p>
      <text:p text:style-name="Standard"><draw:line text:anchor-type="paragraph" draw:z-index="33" draw:style-name="gr1" draw:text-style-name="P12" svg:x1="15.179cm" svg:y1="0.801cm" svg:x2="15.177cm" svg:y2="0.399cm"><text:p/></draw:line><draw:line text:anchor-type="paragraph" draw:z-index="34" draw:style-name="gr1" draw:text-style-name="P12" svg:x1="21.507cm" svg:y1="0.436cm" svg:x2="25.62cm" svg:y2="0.427cm"><text:p/></draw:line><draw:line text:anchor-type="paragraph" draw:z-index="35" draw:style-name="gr1" draw:text-style-name="P12" svg:x1="25.621cm" svg:y1="0.427cm" svg:x2="25.619cm" svg:y2="0.025cm"><text:p/></draw:line><draw:line text:anchor-type="paragraph" draw:z-index="36" draw:style-name="gr1" draw:text-style-name="P12" svg:x1="21.509cm" svg:y1="0.427cm" svg:x2="21.507cm" svg:y2="0.025cm"><text:p/></draw:line><draw:line text:anchor-type="paragraph" draw:z-index="37" draw:style-name="gr1" draw:text-style-name="P12" svg:x1="23.682cm" svg:y1="0.838cm" svg:x2="23.68cm" svg:y2="0.436cm"><text:p/></draw:line></text:p>
      <text:p text:style-name="Standard"/>
      <text:p text:style-name="Standard"><draw:frame draw:style-name="fr1" draw:name="Rahmen13" text:anchor-type="paragraph" svg:x="13.215cm" svg:y="0.028cm" svg:width="3.842cm" draw:z-index="12"><draw:text-box fo:min-height="0.815cm"><text:p text:style-name="P9">Rotate(-legAngle, 0, 0, 1)</text:p></draw:text-box></draw:frame><draw:frame draw:style-name="fr1" draw:name="Rahmen12" text:anchor-type="paragraph" svg:x="21.661cm" svg:y="0.074cm" svg:width="3.842cm" draw:z-index="11"><draw:text-box fo:min-height="0.815cm"><text:p text:style-name="P9">Rotate(-legAngle, 0, 0, 1)</text:p></draw:text-box></draw:frame></text:p>
      <text:p text:style-name="Standard"/>
      <text:p text:style-name="Standard"><draw:line text:anchor-type="paragraph" draw:z-index="40" draw:style-name="gr1" draw:text-style-name="P12" svg:x1="23.899cm" svg:y1="0.64cm" svg:x2="23.897cm" svg:y2="0.238cm"><text:p/></draw:line><draw:line text:anchor-type="paragraph" draw:z-index="41" draw:style-name="gr1" draw:text-style-name="P12" svg:x1="15.014cm" svg:y1="0.658cm" svg:x2="15.012cm" svg:y2="0.256cm"><text:p/></draw:line><draw:line text:anchor-type="paragraph" draw:z-index="45" draw:style-name="gr1" draw:text-style-name="P12" svg:x1="8.978cm" svg:y1="0.848cm" svg:x2="8.976cm" svg:y2="0.446cm"><text:p/></draw:line></text:p>
      <text:p text:style-name="Standard"><draw:line text:anchor-type="paragraph" draw:z-index="38" draw:style-name="gr1" draw:text-style-name="P12" svg:x1="15.012cm" svg:y1="0.171cm" svg:x2="23.898cm" svg:y2="0.153cm"><text:p/></draw:line><draw:line text:anchor-type="paragraph" draw:z-index="39" draw:style-name="gr1" draw:text-style-name="P12" svg:x1="19.437cm" svg:y1="0.573cm" svg:x2="19.435cm" svg:y2="0.171cm"><text:p/></draw:line><draw:line text:anchor-type="paragraph" draw:z-index="42" draw:style-name="gr1" draw:text-style-name="P12" svg:x1="6.98cm" svg:y1="0.371cm" svg:x2="11.093cm" svg:y2="0.362cm"><text:p/></draw:line><draw:line text:anchor-type="paragraph" draw:z-index="43" draw:style-name="gr1" draw:text-style-name="P12" svg:x1="11.095cm" svg:y1="0.764cm" svg:x2="11.093cm" svg:y2="0.362cm"><text:p/></draw:line><draw:line text:anchor-type="paragraph" draw:z-index="44" draw:style-name="gr1" draw:text-style-name="P12" svg:x1="6.982cm" svg:y1="0.772cm" svg:x2="6.98cm" svg:y2="0.37cm"><text:p/></draw:line></text:p>
      <text:p text:style-name="Standard"><draw:frame draw:style-name="fr1" draw:name="Rahmen15" text:anchor-type="paragraph" svg:x="10.028cm" svg:y="0.335cm" svg:width="2.79cm" draw:z-index="14"><draw:text-box fo:min-height="4.618cm"><table:table table:name="Tabelle9" table:style-name="Tabelle9"><table:table-column table:style-name="Tabelle9.A"/><table:table-row><table:table-cell table:style-name="Tabelle9.A1" office:value-type="string"><text:p text:style-name="P10">Scale(<text:span text:style-name="T5">1, 0.2, 1</text:span>)</text:p></table:table-cell></table:table-row><table:table-row><table:table-cell table:style-name="Tabelle9.A1" office:value-type="string"><text:p text:style-name="P6"><text:span text:style-name="T2">|</text:span></text:p></table:table-cell></table:table-row><table:table-row><table:table-cell table:style-name="Tabelle9.A1" office:value-type="string"><text:p text:style-name="P11">RingSide</text:p></table:table-cell></table:table-row><table:table-row><table:table-cell table:style-name="Tabelle9.A1" office:value-type="string"><text:p text:style-name="P4"><text:span text:style-name="T2">|</text:span></text:p></table:table-cell></table:table-row><table:table-row table:style-name="Tabelle9.5"><table:table-cell table:style-name="Tabelle9.A1" office:value-type="string"><text:p text:style-name="P11">Scale(0.9, 1, 0.9)</text:p></table:table-cell></table:table-row><table:table-row table:style-name="Tabelle9.5"><table:table-cell table:style-name="Tabelle9.A1" office:value-type="string"><text:p text:style-name="P5"><text:span text:style-name="T2">|</text:span></text:p></table:table-cell></table:table-row><table:table-row table:style-name="Tabelle9.5"><table:table-cell table:style-name="Tabelle9.A1" office:value-type="string"><text:p text:style-name="P11">RingSide</text:p></table:table-cell></table:table-row></table:table><text:p text:style-name="P3"/></draw:text-box></draw:frame><draw:frame draw:style-name="fr1" draw:name="Rahmen16" text:anchor-type="paragraph" svg:x="5.334cm" svg:y="0.339cm" svg:width="2.988cm" draw:z-index="15"><draw:text-box fo:min-height="3.415cm"><table:table table:name="Tabelle10" table:style-name="Tabelle10"><table:table-column table:style-name="Tabelle10.A"/><table:table-row><table:table-cell table:style-name="Tabelle10.A1" office:value-type="string"><text:p text:style-name="P10">RingTop</text:p></table:table-cell></table:table-row><table:table-row><table:table-cell table:style-name="Tabelle10.A1" office:value-type="string"><text:p text:style-name="P6"><text:span text:style-name="T2">|</text:span></text:p></table:table-cell></table:table-row><table:table-row><table:table-cell table:style-name="Tabelle10.A1" office:value-type="string"><text:p text:style-name="P10">Translate(0, 0.2, 0)</text:p></table:table-cell></table:table-row><table:table-row><table:table-cell table:style-name="Tabelle10.A1" office:value-type="string"><text:p text:style-name="P4"><text:span text:style-name="T2">|</text:span></text:p></table:table-cell></table:table-row><table:table-row table:style-name="Tabelle10.5"><table:table-cell table:style-name="Tabelle10.A1" office:value-type="string"><text:p text:style-name="P10">RingTop</text:p></table:table-cell></table:table-row></table:table><text:p text:style-name="P3"/></draw:text-box></draw:frame><draw:frame draw:style-name="fr1" draw:name="Rahmen14" text:anchor-type="paragraph" svg:x="17.316cm" svg:y="0.319cm" svg:width="4.283cm" draw:z-index="13"><draw:text-box fo:min-height="2.85cm"><table:table table:name="Tabelle8" table:style-name="Tabelle8"><table:table-column table:style-name="Tabelle8.A"/><table:table-row><table:table-cell table:style-name="Tabelle8.A1" office:value-type="string"><text:p text:style-name="P7">Translate(0, -<text:span text:style-name="T4">0.5*extent</text:span>, 0)</text:p></table:table-cell></table:table-row><table:table-row><table:table-cell table:style-name="Tabelle8.A1" office:value-type="string"><text:p text:style-name="P6"><text:span text:style-name="T2">|</text:span></text:p></table:table-cell></table:table-row><table:table-row><table:table-cell table:style-name="Tabelle8.A1" office:value-type="string"><text:p text:style-name="P7">Scale(<text:span text:style-name="T4">0.2</text:span>, <text:span text:style-name="T4">1</text:span>, <text:span text:style-name="T4">0.2</text:span>)</text:p></table:table-cell></table:table-row><table:table-row><table:table-cell table:style-name="Tabelle8.A1" office:value-type="string"><text:p text:style-name="P4"><text:span text:style-name="T2">|</text:span></text:p></table:table-cell></table:table-row><table:table-row table:style-name="Tabelle8.5"><table:table-cell table:style-name="Tabelle8.A1" office:value-type="string"><text:p text:style-name="P9">Cube</text:p></table:table-cell></table:table-row></table:table><text:p text:style-name="P3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5:28:29</meta:creation-date>
    <dc:date>2014-12-03T10:10:47.912764670</dc:date>
    <meta:editing-duration>PT1H28M5S</meta:editing-duration>
    <meta:editing-cycles>15</meta:editing-cycles>
    <meta:generator>LibreOffice/4.3.3.1.0$Linux_X86_64 LibreOffice_project/430m0$Build-1</meta:generator>
    <meta:document-statistic meta:table-count="10" meta:image-count="0" meta:object-count="0" meta:page-count="1" meta:paragraph-count="61" meta:word-count="128" meta:character-count="860" meta:non-whitespace-character-count="783"/>
  </office:meta>
</office:document-meta>
</file>